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fdb3" officeooo:paragraph-rsid="001efdb3"/>
    </style:style>
    <style:style style:name="P2" style:family="paragraph" style:parent-style-name="Standard">
      <style:text-properties officeooo:rsid="0020ce38" officeooo:paragraph-rsid="0020ce38"/>
    </style:style>
    <style:style style:name="T1" style:family="text">
      <style:text-properties officeooo:rsid="001f8e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achary Allin</text:p>
      <text:p text:style-name="P2">Susma Basel</text:p>
      <text:p text:style-name="P2">Jeremy Bower</text:p>
      <text:p text:style-name="P1"/>
      <text:p text:style-name="P1">1. <text:s/>All 8's: <text:s/>30mA average * 28 = 840mA</text:p>
      <text:p text:style-name="P1">Source: <text:s/><text:a xlink:type="simple" xlink:href="http://datasheet.sparkgo.com.br/LD3361BS.pdf" text:style-name="Internet_20_link" text:visited-style-name="Visited_20_Internet_20_Link">http://datasheet.sparkgo.com.br/LD3361BS.pdf</text:a> </text:p>
      <text:p text:style-name="P1">All 1's: <text:s/>30mA * 8 = 240mA</text:p>
      <text:p text:style-name="P1"/>
      <text:p text:style-name="P1">2. <text:s/>Just as with the previous project where we played music, we could use pulse width modulation to all the board to output a portion of the maximum buffer. <text:s/>The max buffer would be full brightness, and a lower brightness would use a percentage of that buffer as its value.</text:p>
      <text:p text:style-name="P1"/>
      <text:p text:style-name="P1"/>
      <text:p text:style-name="P1">We were unable to successfully implement the timeout requirement. <text:s/>The user can have “infinite” time between button presses. <text:s/>When the user holds the input button for longer than 2 seconds, the MSP430 enters LPM0 as a hardware trap. <text:s/>We were unable to diagnose and figure out why this was occurring. <text:s/>We left the remnants of our interrupt code as worse issues appear without the interrupts for Timer1A0 and Timer1A1. <text:s/><text:span text:style-name="T1">The code correctly handles incorrect user inputs, however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0:30:27.118000000</meta:creation-date>
    <dc:date>2015-03-30T00:42:08.473000000</dc:date>
    <meta:editing-duration>PT11M41S</meta:editing-duration>
    <meta:editing-cycles>3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8" meta:word-count="151" meta:character-count="906" meta:non-whitespace-character-count="749"/>
  </office:meta>
</office:document-meta>
</file>